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ea8" officeooo:paragraph-rsid="001e3ea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3ea8" officeooo:paragraph-rsid="001e3ea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e de integração</text:p>
      <text:p text:style-name="P1"/>
      <text:p text:style-name="P1">acontece a nivel de integração</text:p>
      <text:p text:style-name="P1"/>
      <text:p text:style-name="P1">Quem realiza esse teste é o programador.</text:p>
      <text:p text:style-name="P1"/>
      <text:p text:style-name="P1">Não foca no detalhe, ele olha para os componentes. Olha as saídas e entradas do sistem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2:01:04.999841759</meta:creation-date>
    <dc:date>2024-06-17T12:02:22.340944013</dc:date>
    <meta:editing-duration>PT1M18S</meta:editing-duration>
    <meta:editing-cycles>1</meta:editing-cycles>
    <meta:document-statistic meta:table-count="0" meta:image-count="0" meta:object-count="0" meta:page-count="1" meta:paragraph-count="4" meta:word-count="31" meta:character-count="177" meta:non-whitespace-character-count="150"/>
    <meta:generator>LibreOffice/7.3.7.2$Linux_X86_64 LibreOffice_project/30$Build-2</meta:generator>
  </office:meta>
</office:document-meta>
</file>